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2" style:family="paragraph" style:parent-style-name="Text_20_body">
      <style:paragraph-properties fo:margin-top="0cm" fo:margin-bottom="0cm" style:line-height-at-least="0.176cm">
        <style:tab-stops>
          <style:tab-stop style:position="9.049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size-complex="11pt"/>
    </style:style>
    <style:style style:name="P4" style:family="paragraph" style:parent-style-name="Text_20_body">
      <style:paragraph-properties fo:margin-top="0cm" fo:margin-bottom="0cm"/>
      <style:text-properties style:font-name="Arial1" fo:font-size="16pt" fo:font-weight="bold"/>
    </style:style>
    <style:style style:name="P5" style:family="paragraph" style:parent-style-name="Text_20_body">
      <style:paragraph-properties fo:margin-top="0cm" fo:margin-bottom="0cm" fo:background-color="#ffffff">
        <style:background-image/>
      </style:paragraph-properties>
      <style:text-properties fo:color="#000000"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line-height-at-least="0.176cm" fo:background-color="#ffffff">
        <style:tab-stops>
          <style:tab-stop style:position="9.049cm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7" style:family="paragraph" style:parent-style-name="Text_20_body">
      <style:paragraph-properties fo:margin-top="0cm" fo:margin-bottom="0cm" fo:background-color="#ffffff">
        <style:background-image/>
      </style:paragraph-properties>
      <style:text-properties fo:color="#000000" style:font-name="Arial" fo:font-size="11pt" fo:font-weight="bold" style:font-size-asian="11pt" style:font-size-complex="11pt"/>
    </style:style>
    <style:style style:name="P8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top="0cm" fo:margin-bottom="0cm" style:line-height-at-least="0.176cm" fo:background-color="#ffffff">
        <style:tab-stops>
          <style:tab-stop style:position="9.049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top="0cm" fo:margin-bottom="0cm" fo:background-color="#ffffff">
        <style:tab-stops>
          <style:tab-stop style:position="9.049cm"/>
        </style:tab-stops>
        <style:background-image/>
      </style:paragraph-properties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Frame_20_contents">
      <style:text-properties style:font-name="Arial" fo:font-size="11pt" style:font-size-asian="11pt" style:font-size-complex="11pt"/>
    </style:style>
    <style:style style:name="P14" style:family="paragraph" style:parent-style-name="Standard">
      <style:text-properties style:font-name="Arial" fo:font-size="11pt" style:font-size-asian="11pt" style:font-size-complex="11pt"/>
    </style:style>
    <style:style style:name="P15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cm" fo:margin-bottom="0cm">
        <style:tab-stops>
          <style:tab-stop style:position="9.022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margin-top="0cm" fo:margin-bottom="0cm" fo:background-color="#ffffff">
        <style:background-image/>
      </style:paragraph-properties>
      <style:text-properties fo:color="#000000" style:font-name="Arial" fo:font-size="11pt" style:font-size-asian="11pt" style:font-size-complex="11pt"/>
    </style:style>
    <style:style style:name="P19" style:family="paragraph" style:parent-style-name="Text_20_body">
      <style:paragraph-properties fo:margin-top="0cm" fo:margin-bottom="0cm" fo:background-color="#ffffff" fo:padding="0.074cm" fo:border-left="none" fo:border-right="none" fo:border-top="none" fo:border-bottom="0.002cm solid #000000" style:join-border="false">
        <style:background-image/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text:tab/><text:span text:style-name="T1">[Mandant.Titel] </text:span><text:span text:style-name="T4">[Man</text:span><text:span text:style-name="T3">dant.Vorname] [Mandant.Name]</text:span><text:span text:style-name="T2"> </text:span></text:p>
      <text:p text:style-name="P6"><text:tab/><text:tab/>Facharzt für [Mandant.TarmedSpezialität]</text:p>
      <text:p text:style-name="P6"><text:tab/><text:tab/>EAN [Mandant.EAN]</text:p>
      <text:p text:style-name="P6"><text:tab/><text:tab/>ZSR-Nr. [Mandant.KSK]</text:p>
      <text:p text:style-name="P9"><draw:frame draw:style-name="fr1" draw:name="Rahmen1" text:anchor-type="char" svg:x="0.053cm" svg:y="0.298cm" svg:width="6.78cm" draw:z-index="0"><draw:text-box fo:min-height="3.431cm"><text:p text:style-name="P13">[Adressat.Anschrift]</text:p></draw:text-box></draw:frame></text:p>
      <text:p text:style-name="P6"><text:tab/><text:tab/>[Mandant.Strasse]</text:p>
      <text:p text:style-name="P6"><text:tab/><text:tab/>[Mandant.Plz] [Mandant.Ort]</text:p>
      <text:p text:style-name="P2"><text:tab/><text:tab/>[Mandant.E-Mail]</text:p>
      <text:p text:style-name="P10"><text:tab/><text:tab/>Tel. [Mandant.Telefon1]</text:p>
      <text:p text:style-name="P14"/>
      <text:p text:style-name="P15"/>
      <text:p text:style-name="P15"/>
      <text:p text:style-name="P15"/>
      <text:p text:style-name="P15"/>
      <text:p text:style-name="P11">[Mandant.Ort], [Datum.heute]</text:p>
      <text:p text:style-name="P1"/>
      <text:p text:style-name="P1"/>
      <text:p text:style-name="P1"/>
      <text:p text:style-name="P4">Rezept</text:p>
      <text:p text:style-name="P3"/>
      <text:p text:style-name="P3"/>
      <text:p text:style-name="P3"/>
      <text:p text:style-name="P7">[Patient:mw:Herr/Frau] [Patient.Vorname] [Patient.Name] ([Patient.Geschlecht]), [Patient.Geburtsdatum]</text:p>
      <text:p text:style-name="P5">[Patient.Strasse], [Patient.Plz] [Patient.Ort]</text:p>
      <text:p text:style-name="P19"><text:span text:style-name="T5">Tel1 [Patient.Telefon1], Tel2 [Patient.Telefon2], Mobil [Patient.Natel], E.Mail [Patient.E-Mail]</text:span></text:p>
      <text:p text:style-name="P8"/>
      <text:p text:style-name="P12"/>
      <text:p text:style-name="P5">[Rezeptzeilen]</text:p>
      <text:p text:style-name="P8"/>
      <text:p text:style-name="P1"/>
      <text:p text:style-name="P1"/>
      <text:p text:style-name="P1"/>
      <text:p text:style-name="P1"/>
      <text:p text:style-name="P1"/>
      <text:p text:style-name="P8"/>
      <text:p text:style-name="P5">Freundliche Grüsse</text:p>
      <text:p text:style-name="P8"/>
      <text:p text:style-name="P8"/>
      <text:p text:style-name="P5">[Mandant.Titel] [Mandant.Vorname] [Mandant.Name]</text:p>
      <text:p text:style-name="P5">Facharzt für [Mandant.TarmedSpezialitä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  <text:p text:style-name="Header"/>
      </style:header>
    </style:master-page>
    <style:master-page style:name="HTML" style:page-layout-name="Mpm2"/>
    <style:master-page style:name="First_20_Page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 Mosimann</meta:initial-creator>
    <meta:creation-date>2020-08-20T11:29:15.86</meta:creation-date>
    <dc:date>2020-10-14T15:06:42.26</dc:date>
    <dc:creator>Leon Mosimann</dc:creator>
    <meta:editing-duration>PT1H35M52S</meta:editing-duration>
    <meta:editing-cycles>22</meta:editing-cycles>
    <meta:generator>OpenOffice/4.1.7$Win32 OpenOffice.org_project/417m1$Build-9800</meta:generator>
    <meta:document-statistic meta:table-count="0" meta:image-count="0" meta:object-count="0" meta:page-count="1" meta:paragraph-count="18" meta:word-count="45" meta:character-count="644"/>
  </office:meta>
</office:document-meta>
</file>